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WildcardTraverser.traverseWildcardDecl( Element elmNode , Object [ ] attrValues , XSDocumentInfo schemaDoc , SchemaGrammar gramma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SDWildcardTraverser.traverseAny( Element elmNode , XSDocumentInfo schemaDoc , SchemaGrammar gramm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SDWildcardTraverser.traverseAnyAttribute( Element elmNode , XSDocumentInfo schemaDoc , SchemaGrammar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DWildcardTraverser.XSDWildcardTraverser( XSDHandler handler , XSAttributeChecker gAttr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